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P2" style:family="paragraph" style:parent-style-name="Footer">
      <style:text-properties officeooo:rsid="00090cfc" officeooo:paragraph-rsid="00090cf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90cfc" officeooo:paragraph-rsid="00090cfc"/>
    </style:style>
    <style:style style:name="P5" style:family="paragraph" style:parent-style-name="Standard">
      <style:paragraph-properties fo:text-align="start" style:justify-single-word="false"/>
      <style:text-properties officeooo:rsid="00090cfc" officeooo:paragraph-rsid="000eed5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0cfc" officeooo:paragraph-rsid="00090cf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0cfc" officeooo:paragraph-rsid="000a9630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a9630" officeooo:paragraph-rsid="000a9630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a9630" officeooo:paragraph-rsid="000c6093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c6093" officeooo:paragraph-rsid="000c6093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c6093" officeooo:paragraph-rsid="0018ec8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c6093" officeooo:paragraph-rsid="0024553e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eed5b" officeooo:paragraph-rsid="0010f109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eed5b" officeooo:paragraph-rsid="001c6128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eed5b" officeooo:paragraph-rsid="0024553e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0dda3f" officeooo:paragraph-rsid="000eed5b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0cfc" officeooo:paragraph-rsid="00090cfc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0cfc" officeooo:paragraph-rsid="00090cfc"/>
    </style:style>
    <style:style style:name="T1" style:family="text">
      <style:text-properties officeooo:rsid="00139c05"/>
    </style:style>
    <style:style style:name="T2" style:family="text">
      <style:text-properties officeooo:rsid="0011cde1"/>
    </style:style>
    <style:style style:name="T3" style:family="text">
      <style:text-properties officeooo:rsid="00090c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9630"/>
    </style:style>
    <style:style style:name="T6" style:family="text">
      <style:text-properties style:text-underline-style="solid" style:text-underline-width="auto" style:text-underline-color="font-color" officeooo:rsid="000dda3f"/>
    </style:style>
    <style:style style:name="T7" style:family="text">
      <style:text-properties style:text-underline-style="solid" style:text-underline-width="auto" style:text-underline-color="font-color" officeooo:rsid="000eed5b"/>
    </style:style>
    <style:style style:name="T8" style:family="text">
      <style:text-properties style:text-underline-style="solid" style:text-underline-width="auto" style:text-underline-color="font-color" officeooo:rsid="00147676"/>
    </style:style>
    <style:style style:name="T9" style:family="text">
      <style:text-properties officeooo:rsid="000a9630"/>
    </style:style>
    <style:style style:name="T10" style:family="text">
      <style:text-properties officeooo:rsid="000c6093"/>
    </style:style>
    <style:style style:name="T11" style:family="text">
      <style:text-properties officeooo:rsid="000dda3f"/>
    </style:style>
    <style:style style:name="T12" style:family="text">
      <style:text-properties officeooo:rsid="000eed5b"/>
    </style:style>
    <style:style style:name="T13" style:family="text">
      <style:text-properties officeooo:rsid="0010f1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4">AGENZIE(<text:span text:style-name="T4">Nome);</text:span></text:p>
      <text:p text:style-name="P6"/>
      <text:p text:style-name="P6">SATELLITI(<text:span text:style-name="T4">Nome</text:span>, DataInizioMissione, DataFineMissione*);</text:p>
      <text:p text:style-name="P6"/>
      <text:p text:style-name="P6">PARTECIPAZIONE_MISSIONE(<text:span text:style-name="T4">Agenzia</text:span>, <text:span text:style-name="T4">Satellite</text:span>) con vincolo di integrità referenziale tra Agenzia e AGENZIE, Satellite e SATELLITI;</text:p>
      <text:p text:style-name="P7"/>
      <text:p text:style-name="P7">STRUMENTI(<text:span text:style-name="T4">Nome</text:span>, Satellite, MappaStellare) con vincolo di integrità referenziale tra Satellite e SATELLITI, <text:span text:style-name="T9">MappaStellare</text:span> e <text:span text:style-name="T9">MAPPE_STELLARI</text:span>;</text:p>
      <text:p text:style-name="P7"/>
      <text:p text:style-name="P7"><text:span text:style-name="T9">MAPPE_STELLARI(</text:span><text:span text:style-name="T5">Nome</text:span><text:span text:style-name="T9">)</text:span> ;</text:p>
      <text:p text:style-name="P8"/>
      <text:p text:style-name="P8">RILEVAZIONE_S-B(<text:span text:style-name="T4">Strumento</text:span>,<text:span text:style-name="T4">Banda</text:span>) <text:span text:style-name="T3">con vincolo di integrità referenziale tra </text:span>Strumento<text:span text:style-name="T3"> e </text:span>STRUMENTI<text:span text:style-name="T3">, </text:span>Banda<text:span text:style-name="T3"> e </text:span>BANDE;</text:p>
      <text:p text:style-name="P8"/>
      <text:p text:style-name="P8">BANDE(<text:span text:style-name="T4">IDBanda</text:span>, Risoluzione, LunghezzaSpettrale);</text:p>
      <text:p text:style-name="P8"/>
      <text:p text:style-name="P8">FLUSSI(<text:span text:style-name="T4">IDFlusso</text:span>, Valore, Errore*, Banda, Sorgente*, Clump*) <text:span text:style-name="T3">con vincolo di integrità referenziale tra </text:span>Banda e BANDE<text:span text:style-name="T3">, </text:span>Sorgente<text:span text:style-name="T3"> e </text:span>SORGENTI<text:span text:style-name="T3">, </text:span>Clump<text:span text:style-name="T3"> e </text:span>CLUMP<text:span text:style-name="T12">S</text:span>;</text:p>
      <text:p text:style-name="P9"/>
      <text:p text:style-name="P9">AFFERENZA_M_S-S(<text:span text:style-name="T4">MappaStellare</text:span>, <text:span text:style-name="T4">Sorgente</text:span>) <text:s/><text:span text:style-name="T3">con vincolo di integrità referenziale tra </text:span>MappaStellare<text:span text:style-name="T3"> e </text:span>MAPPE_STELLARI, <text:span text:style-name="T10">Sorgente e SORGENTI;</text:span></text:p>
      <text:p text:style-name="P10"/>
      <text:p text:style-name="P11">ELLISSE(<text:span text:style-name="T4">Clump</text:span>, <text:span text:style-name="T4">Banda</text:span>, AsseX, AsseY, AngoloRotazione) <text:span text:style-name="T3">con vincolo di integrità referenziale tra </text:span></text:p>
      <text:p text:style-name="P11"/>
      <text:p text:style-name="P11">Clump<text:span text:style-name="T3"> e </text:span>CLUMP<text:span text:style-name="T12">S, </text:span>Banda <text:span text:style-name="T3">e </text:span>BANDE;</text:p>
      <text:p text:style-name="P10"/>
      <text:p text:style-name="P12">SORGENTI(<text:span text:style-name="T6">IDSorgente</text:span><text:span text:style-name="T11">, LongitudineGalattica, LatitudineGalattica, SorgenteConfrontata*</text:span>); <text:s/><text:span text:style-name="T3">con vincolo di integrità referenziale tra SorgenteConfrontata e SORGENTI</text:span></text:p>
      <text:p text:style-name="P16"/>
      <text:p text:style-name="P14">APPARTENENZA_S-C(<text:span text:style-name="T4">Sorgente</text:span>, <text:span text:style-name="T4">Clump</text:span>) <text:s/><text:span text:style-name="T3">con vincolo di integrità referenziale tra </text:span>Sorgente<text:span text:style-name="T3"> e </text:span></text:p>
      <text:p text:style-name="P14">SORGENTI<text:span text:style-name="T3">, </text:span>Clump<text:span text:style-name="T3"> e </text:span>CLUMPS;</text:p>
      <text:p text:style-name="P13"/>
      <text:p text:style-name="P15">CLUMPS(<text:span text:style-name="T4">IDClump</text:span>, DensitàDiSuperficie,LongitudineGalattica, LatitudineGalattica, RapportoTBM, <text:s/>Tipo, <text:span text:style-name="T13">MappaHigal, Temperatura</text:span>) <text:span text:style-name="T3">con vincolo di integrità referenziale tra MappaHigal e MAPPA_STELLARE</text:span>;</text:p>
      <text:p text:style-name="P17"/>
      <text:p text:style-name="P17"/>
      <text:p text:style-name="P5"><text:span text:style-name="T4">---</text:span><text:span text:style-name="T6">Reificazione generalizzazione </text:span><text:span text:style-name="T7">totale</text:span><text:span text:style-name="T6"> </text:span><text:span text:style-name="T7">SCONOSCIUTO, PRE-STELLARE</text:span><text:span text:style-name="T6"> e </text:span><text:span text:style-name="T7">PROTO-STELLARE dell’entità CLUMP</text:span><text:span text:style-name="T6"> nell’attributo Tipo di </text:span><text:span text:style-name="T7">CLUMPS</text:span><text:span text:style-name="T4">---</text:span></text:p>
      <text:p text:style-name="P17"/>
      <text:p text:style-name="P17">***Durata massima missione satellite ricavata da DataFineMissione-DataInizioMissione***</text:p>
      <text:p text:style-name="P17"/>
      <text:p text:style-name="P4"><text:span text:style-name="T4">***</text:span><text:span text:style-name="T5">In FLUSSI o è presente la chiave di SORGENTI o è presente la chiave di CLUMP </text:span><text:span text:style-name="T4">***</text:span></text:p>
      <text:p text:style-name="P4"><text:span text:style-name="T4">***</text:span><text:span text:style-name="T8">Abbiamo lasciato MappaHigal come attributo perché la memoria occupata non è eccessiva</text:span><text:span text:style-name="T4">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90cfc" officeooo:paragraph-rsid="00090cfc"/>
    </style:style>
    <style:style style:name="MP2" style:family="paragraph" style:parent-style-name="Footer">
      <style:text-properties officeooo:rsid="00090cfc" officeooo:paragraph-rsid="00090cfc"/>
    </style:style>
    <style:style style:name="MT1" style:family="text">
      <style:text-properties officeooo:rsid="00139c05"/>
    </style:style>
    <style:style style:name="MT2" style:family="text">
      <style:text-properties officeooo:rsid="0011cd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ivello logico - </text:span>Modello <text:span text:style-name="MT2">Relazionale</text:span> <text:s/><text:tab/><text:tab/>23/03/17</text:p>
      </style:header>
      <style:footer>
        <text:p text:style-name="MP2">Carrarini, Lagomarsini, Mancin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53:29.319632484</meta:creation-date>
    <dc:date>2017-07-24T17:01:07.255196874</dc:date>
    <meta:editing-duration>PT3H15M29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05" meta:character-count="1870" meta:non-whitespace-character-count="1678"/>
  </office:meta>
</office:document-meta>
</file>